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FPO" table:style-name="ta1">
        <table:shapes>
          <draw:frame draw:z-index="0" draw:style-name="gr1" draw:text-style-name="P1" svg:width="159.99mm" svg:height="89.99mm" svg:x="19.67mm" svg:y="1mm">
            <loext:p draw:notify-on-update-of-ranges="RFPO.A1:RFPO.A10 RFPO.B1:RFPO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75" calcext:value-type="float">
            <text:p>1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7:10:44.643224308</dc:date>
    <meta:editing-duration>PT1M1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FPO.A1:RFPO.B10" svg:x="1.331cm" svg:y="0.18cm" svg:width="14.349cm" svg:height="7.659cm">
          <chartooo:coordinate-region svg:x="2.058cm" svg:y="0.379cm" svg:width="13.25cm" svg:height="6.813cm"/>
          <chart:axis chart:dimension="x" chart:name="primary-x" chart:style-name="ch3">
            <chart:title svg:x="7.297cm" svg:y="8.019cm" chart:style-name="ch4">
              <text:p>Number of trees</text:p>
            </chart:title>
          </chart:axis>
          <chart:axis chart:dimension="y" chart:name="primary-y" chart:style-name="ch3">
            <chart:title svg:x="0.451cm" svg:y="4.423cm" chart:style-name="ch5">
              <text:p>Error</text:p>
            </chart:title>
            <chart:grid chart:style-name="ch6" chart:class="major"/>
          </chart:axis>
          <chart:series chart:style-name="ch7" chart:values-cell-range-address="RFPO.B1:RFPO.B10" chart:class="chart:scatter">
            <chart:domain table:cell-range-address="RFPO.A1:RFPO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FPO.A1:RFPO.A10</svg:desc>
                </draw:g>
              </table:table-cell>
              <table:table-cell office:value-type="float" office:value="3.5">
                <text:p>3.5</text:p>
                <draw:g>
                  <svg:desc>RFPO.B1:RFPO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